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1" style:family="text">
      <style:text-properties officeooo:rsid="000106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areer success is influenced by a range of factors encompassing personal attributes and professional development. Hard work and dedication are crucial, as individuals must consistently strive for excellence in their chosen field. Successful specialists possess a combination of hard and soft skills. Hard skills refer to specific technical knowledge relevant to their field, while soft skills encompass qualities like effective communication, leadership, and time management, which contribute to overall success.</text:p>
      <text:p text:style-name="Text_20_body">Effective leadership is another critical factor for career success. Leaders who demonstrate qualities such as honesty, integrity, good communication, collaboration, passion, and a people-focused approach have the ability to inspire and motivate their teams.</text:p>
      <text:p text:style-name="Text_20_body">Different departments within an organization have distinct functions essential for smooth operation. These include administration, human resources, finance, IT, marketing, customer service, and operations. Each department contributes to the organization's overall functioning, growth, and profitability.</text:p>
      <text:p text:style-name="Text_20_body">Maintaining ethical practices and effective business communication is vital in any professional setting. Business ethics involve principles such as integrity, fairness, transparency, respect, and ethical decision-making. Effective communication involves active listening, clarity, and professionalism.</text:p>
      <text:p text:style-name="Text_20_body">The IT field offers a wide variety of job opportunities, such as web developers, database administrators, graphic designers, game developers and hardware engineers. IT specialists should possess personal qualities like strong communication, problem-solving, analytical thinking and technical proficiency.</text:p>
      <text:p text:style-name="Text_20_body">Specific IT roles entail different responsibilities and required skills. For example, web developers focus on coding and web design, security specialists handle network security, and hardware engineers design computer systems. The specific responsibilities and skills vary, but a combination of technical expertise, problem-solving abilities, and effective communication is often necessary. As technology advances, IT specialists need to develop future skills to remain relevant.</text:p>
      <text:p text:style-name="Text_20_body">Personal development, and continuous professional development (CPD) are interconnected aspects of growth and learning. Personal development focuses on self-improvement, understanding strengths and weaknesses, and building self-esteem. Professional development aims to advance one's career, acquire specialized knowledge, and improve professional skills. CPD encompasses ongoing learning activities like leadership development, career planning, educational programs, training, and effective management practices.</text:p>
      <text:p text:style-name="Text_20_body">By understanding and leveraging these interconnected factors, individuals can pave their way to a successful and fulfilling career in their chosen field, constantly adapting, learning, and striving for excellenc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8:54:51.624849687</meta:creation-date>
    <dc:date>2023-06-14T13:31:31.952640467</dc:date>
    <meta:editing-duration>PT18H36M41S</meta:editing-duration>
    <meta:editing-cycles>1</meta:editing-cycles>
    <meta:document-statistic meta:table-count="0" meta:image-count="0" meta:object-count="0" meta:page-count="1" meta:paragraph-count="8" meta:word-count="360" meta:character-count="2880" meta:non-whitespace-character-count="2528"/>
    <meta:generator>LibreOffice/7.5.3.2$Linux_X86_64 LibreOffice_project/50$Build-2</meta:generator>
  </office:meta>
</office:document-meta>
</file>